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30c8" officeooo:paragraph-rsid="000630c8" style:font-weight-asian="bold" style:font-weight-complex="bold"/>
    </style:style>
    <style:style style:name="P2" style:family="paragraph" style:parent-style-name="Standard">
      <style:text-properties fo:font-size="14pt" fo:font-weight="bold" officeooo:rsid="000630c8" officeooo:paragraph-rsid="000630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4" style:family="paragraph" style:parent-style-name="Standard">
      <style:text-properties officeooo:paragraph-rsid="000630c8"/>
    </style:style>
    <style:style style:name="P5" style:family="paragraph" style:parent-style-name="Standard">
      <style:text-properties officeooo:rsid="0006c311" officeooo:paragraph-rsid="0006c311"/>
    </style:style>
    <style:style style:name="P6" style:family="paragraph" style:parent-style-name="Standard">
      <style:text-properties officeooo:paragraph-rsid="0006d752"/>
    </style:style>
    <style:style style:name="P7" style:family="paragraph" style:parent-style-name="Standard">
      <style:text-properties officeooo:rsid="0006d752" officeooo:paragraph-rsid="0006d752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630c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6c31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30c8" style:font-weight-asian="normal" style:font-weight-complex="normal"/>
    </style:style>
    <style:style style:name="T6" style:family="text">
      <style:text-properties fo:font-weight="normal" officeooo:rsid="0006d752" style:font-weight-asian="normal" style:font-weight-complex="normal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officeooo:rsid="0006d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_111000_1 Set Up</text:p>
      <text:p text:style-name="P3"/>
      <text:p text:style-name="P3">The PCB_111000_1 project hard ware consists of two programming pcbs and the PCB11100_1 use<text:span text:style-name="T8">r</text:span> pcb.</text:p>
      <text:p text:style-name="P3"/>
      <text:p text:style-name="P1">The Programming PCB’s</text:p>
      <text:p text:style-name="P3"/>
      <text:p text:style-name="P4"><text:span text:style-name="T6">PCB-1<text:tab/></text:span><text:span text:style-name="T5">The USBasp programming pcb consists of </text:span></text:p>
      <text:p text:style-name="P4"><text:span text:style-name="T5"><text:tab/>Plug-in prototype board </text:span></text:p>
      <text:p text:style-name="P4"><text:span text:style-name="T5"><text:tab/> USBasp programmer</text:span></text:p>
      <text:p text:style-name="P4"><text:span text:style-name="T5"><text:tab/> </text:span><text:span text:style-name="T2">CP2102 micro US</text:span><text:span text:style-name="T3">B</text:span><text:span text:style-name="T2"> bridge</text:span></text:p>
      <text:p text:style-name="P4"><text:span text:style-name="T2"><text:tab/>A watch crystal</text:span></text:p>
      <text:p text:style-name="P4"><text:span text:style-name="T2"/></text:p>
      <text:p text:style-name="P5"><text:span text:style-name="T5">T</text:span><text:span text:style-name="T4">he </text:span><text:span text:style-name="T2">CP2102 micro US</text:span><text:span text:style-name="T1">B</text:span><text:span text:style-name="T2"> bridge </text:span><text:span text:style-name="T1">was purchased from E-bay. <text:s/>Its full description is</text:span></text:p>
      <text:p text:style-name="P5"><text:span text:style-name="T2">6 Pin CP2102 Micro USB To UART TTL Module Serial Converter STC For Arduino</text:span><text:span text:style-name="T1"> </text:span></text:p>
      <text:p text:style-name="P5"><text:span text:style-name="T1"/></text:p>
      <text:p text:style-name="P7"><text:span text:style-name="T1">The USB pogrammer was also purchased from E-bay. <text:s/>Its full description is</text:span></text:p>
      <text:p text:style-name="P6"><text:span text:style-name="T1">USBASP USB ISP Programmer AVR ATMEL ATMega8 Download Pin IDC Cable 3.3V 5V UK</text:span><text:span text:style-name="T7"> </text:span></text:p>
      <text:p text:style-name="P6"><text:span text:style-name="T7"/></text:p>
      <text:p text:style-name="P7"><text:span text:style-name="T7">PCB-2 A modified user pcb:</text:span></text:p>
      <text:p text:style-name="P7"><text:span text:style-name="T7"><text:tab/>the displays have not been loaded</text:span></text:p>
      <text:p text:style-name="P7"><text:span text:style-name="T7"><text:tab/>The Atmega 328 is permanently connected</text:span></text:p>
      <text:p text:style-name="P7"><text:span text:style-name="T7"><text:tab/>A DIL socket is provided for the Atmega 168.</text:span></text:p>
      <text:p text:style-name="P7"><text:span text:style-name="T7"><text:tab/>An additional watch crystal is provided for the Atmega 168</text:span></text:p>
      <text:p text:style-name="P7"><text:span text:style-name="T7"><text:tab/>The crystal shares in IO pin with the middle of the 3 user switches. <text:s/></text:span></text:p>
      <text:p text:style-name="P7"><text:span text:style-name="T7"><text:tab/>A track has been cut isolating the switch. (Alternatively the switch could be omitted))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01:53.129000000</meta:creation-date>
    <meta:generator>LibreOffice/6.2.8.2$Windows_X86_64 LibreOffice_project/f82ddfca21ebc1e222a662a32b25c0c9d20169ee</meta:generator>
    <dc:date>2020-04-16T16:36:15.087000000</dc:date>
    <meta:editing-duration>PT9M21S</meta:editing-duration>
    <meta:editing-cycles>1</meta:editing-cycles>
    <meta:document-statistic meta:table-count="0" meta:image-count="0" meta:object-count="0" meta:page-count="1" meta:paragraph-count="19" meta:word-count="157" meta:character-count="935" meta:non-whitespace-character-count="775"/>
  </office:meta>
</office:document-meta>
</file>